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0.002cm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8.5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Arial1" fo:font-size="10pt"/>
    </style:style>
    <style:style style:name="P3" style:family="paragraph" style:parent-style-name="Standard">
      <style:text-properties style:font-name="Arial1" fo:font-size="10pt"/>
    </style:style>
    <style:style style:name="P4" style:family="paragraph" style:parent-style-name="Standard" style:list-style-name="L2">
      <style:text-properties style:font-name="Arial1" fo:font-size="10pt"/>
    </style:style>
    <style:style style:name="P5" style:family="paragraph" style:parent-style-name="Standard" style:list-style-name="L3">
      <style:text-properties style:font-name="Arial1" fo:font-size="10pt"/>
    </style:style>
    <style:style style:name="P6" style:family="paragraph" style:parent-style-name="Standard" style:list-style-name="L4">
      <style:text-properties style:font-name="Arial1" fo:font-size="10pt" style:text-underline-style="solid" style:text-underline-width="auto" style:text-underline-color="font-color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Text_20_body">
      <style:paragraph-properties fo:margin-top="0cm" fo:margin-bottom="0cm"/>
      <style:text-properties style:font-name="Arial1" fo:font-size="10pt"/>
    </style:style>
    <style:style style:name="T1" style:family="text">
      <style:text-properties fo:font-size="10pt"/>
    </style:style>
    <style:style style:name="T2" style:family="text">
      <style:text-properties style:font-name="Arial1"/>
    </style:style>
    <style:style style:name="T3" style:family="text">
      <style:text-properties style:font-name="Arial1" fo:font-size="10pt"/>
    </style:style>
    <style:style style:name="T4" style:family="text">
      <style:text-properties style:font-name="Arial1" fo:font-size="10pt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the mail that we got from Arbejdsmarkedsstyrelsen:</text:p>
      <table:table table:name="Tabel1" table:style-name="Tabel1">
        <table:table-column table:style-name="Tabel1.A"/>
        <table:table-row>
          <table:table-cell table:style-name="Tabel1.A1" office:value-type="string">
            <text:p text:style-name="P3">As told in the phone so we are in the Beskæftigelsesministeriet started to investigate the possibility of extending CPR brokeren to a broader 'addressee broker';.</text:p>
            <text:p text:style-name="Standard"/>
            <text:p text:style-name="P3">Initially, we want to establish a pilot project aiming to evaluate particular incident functionality. The two primary data sources, we first want to use is</text:p>
            <text:list xml:id="list226193808" text:style-name="L1">
              <text:list-item>
                <text:p text:style-name="P7"><text:span text:style-name="T3">CPR online - via the webservice interface (</text:span><text:a xlink:type="simple" xlink:href="http://www.cpr.dk/"><text:span text:style-name="T3">www.cpr.dk</text:span></text:a><text:span text:style-name="T3">) possibly. combined with daily extraction of incidents.</text:span></text:p>
              </text:list-item>
              <text:list-item>
                <text:p text:style-name="P7"><text:span text:style-name="T3">CVR online - via the webservice (</text:span><text:a xlink:type="simple" xlink:href="http://www.cvr.dk/"><text:span text:style-name="T3">www.cvr.dk</text:span></text:a><text:span text:style-name="T3">)</text:span></text:p>
              </text:list-item>
            </text:list>
            <text:p text:style-name="Standard"/>
            <text:p text:style-name="P3">Our requirements for the solution (as known at present) is : </text:p>
            <text:list xml:id="list459050955" text:style-name="L2">
              <text:list-item>
                <text:p text:style-name="P8"><text:span text:style-name="T3">Lookup against CPR should be limited so that click charge (price per click) is minimized. I.e. internal lookup from calling system must fetch data from cache</text:span> </text:p>
              </text:list-item>
              <text:list-item>
                <text:p text:style-name="P4">CPR data, and broker must be updated (with one day accuracy). This will probably mean that the broker must be able to import the daily extraction of changes from the <text:span text:style-name="T5">sources</text:span> as a way to be updated.</text:p>
              </text:list-item>
              <text:list-item>
                <text:p text:style-name="P4">CPR &amp; CVR events are very important and we must be able to act on events in the data. eg. a person dies, change of municipality of, closure of business.</text:p>
              </text:list-item>
            </text:list>
            <text:p text:style-name="P2"/>
            <text:p text:style-name="P2">We have no desire to use DPR as they do in Gentofte but wants direct lookup in the autoritive sources. </text:p>
            <text:p text:style-name="P2"/>
            <text:p text:style-name="P2">First, we need to connect to <text:span text:style-name="T5">CVR</text:span> &amp; <text:span text:style-name="T5">CPR</text:span> via the broker. I imagine that the development will be performed as an iterative process. </text:p>
            <text:p text:style-name="P1"/>
            <text:p text:style-name="P2">If you could give an estimate on what it will cost to connect to the CPR for Monday morning so I will be very thankful. If your developer needs clarification then I am available at the following phone tomorrow (friday).</text:p>
          </table:table-cell>
        </table:table-row>
      </table:table>
      <text:p text:style-name="P3"/>
      <text:p text:style-name="P3">I think the requirements are rather loose and I have already asked what they are expecting to get in the resultset. <text:span text:style-name="T5">After a phonecall, I can confirm that at present time we are going for the name and address only. I can also confirm that the relevant datasources are CPR and CVR. Asking for DPR was a typo. The most important issue is the ability to subscribe to events on specified records in CPR and CVR.</text:span></text:p>
      <text:p text:style-name="P3"><text:span text:style-name="T5"/></text:p>
      <text:p text:style-name="P3"><text:span text:style-name="T5">What do we require from them? Hardware, server- and database software, connections etc.</text:span></text:p>
      <text:p text:style-name="P3"><text:span text:style-name="T5">What information do we need from the beginning?</text:span></text:p>
      <text:list xml:id="list576503721" text:style-name="L4">
        <text:list-item>
          <text:p text:style-name="P10"><text:span text:style-name="T4">Log in names and passwords</text:span></text:p>
        </text:list-item>
        <text:list-item>
          <text:p text:style-name="P6">Connection details</text:p>
        </text:list-item>
        <text:list-item>
          <text:p text:style-name="P6">Access</text:p>
        </text:list-item>
      </text:list>
      <text:p text:style-name="P3"><text:span text:style-name="T5"/></text:p>
      <text:p text:style-name="P3"><text:span text:style-name="T5">Our tasks:</text:span></text:p>
      <text:list xml:id="list646250956" text:style-name="L3">
        <text:list-item>
          <text:p text:style-name="P9"><text:span text:style-name="T4">Establish connection</text:span></text:p>
        </text:list-item>
        <text:list-item>
          <text:p text:style-name="P5"><text:span text:style-name="T5">Install the broker</text:span></text:p>
        </text:list-item>
        <text:list-item>
          <text:p text:style-name="P9"><text:span text:style-name="T4">Develop connection to CVR</text:span></text:p>
        </text:list-item>
        <text:list-item>
          <text:p text:style-name="P9"><text:span text:style-name="T4">Develop mock-up application</text:span></text:p>
        </text:list-item>
      </text:list>
      <text:p text:style-name="P3"><text:span text:style-name="T5"/></text:p>
      <text:p text:style-name="P3">We can't give a precise budget at present time, but we have been asked to come with an estimate monday morning.</text:p>
      <text:p text:style-name="P3"/>
      <text:p text:style-name="P3">Dictionary: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Beskæftigelsesministeriet</text:p>
          </table:table-cell>
          <table:table-cell table:style-name="Tabel2.B1" office:value-type="string">
            <text:p text:style-name="P3">Ministry of Employment</text:p>
          </table:table-cell>
        </table:table-row>
        <table:table-row>
          <table:table-cell table:style-name="Tabel2.A2" office:value-type="string">
            <text:p text:style-name="P3">Arbejdsmarkedsstyrelsen</text:p>
          </table:table-cell>
          <table:table-cell table:style-name="Tabel2.B2" office:value-type="string">
            <text:p text:style-name="P3">Danish National Labour Market Authority</text:p>
          </table:table-cell>
        </table:table-row>
        <table:table-row>
          <table:table-cell table:style-name="Tabel2.A2" office:value-type="string">
            <text:p text:style-name="P3">CPR</text:p>
          </table:table-cell>
          <table:table-cell table:style-name="Tabel2.B2" office:value-type="string">
            <text:p text:style-name="P3">The Central Citizen Register</text:p>
          </table:table-cell>
        </table:table-row>
        <table:table-row>
          <table:table-cell table:style-name="Tabel2.A2" office:value-type="string">
            <text:p text:style-name="P3">CVR</text:p>
          </table:table-cell>
          <table:table-cell table:style-name="Tabel2.B2" office:value-type="string">
            <text:p text:style-name="P3">The Central Business Registe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if Lodahl</meta:initial-creator>
    <meta:creation-date>2010-05-27T09:35:44</meta:creation-date>
    <dc:date>2010-05-27T12:59:04</dc:date>
    <dc:creator>Leif Lodahl</dc:creator>
    <meta:editing-duration>PT00H37M49S</meta:editing-duration>
    <meta:editing-cycles>6</meta:editing-cycles>
    <meta:generator>OpenOffice.org/3.2$Linux OpenOffice.org_project/320m12$Build-9483</meta:generator>
    <meta:document-statistic meta:table-count="2" meta:image-count="0" meta:object-count="0" meta:page-count="1" meta:paragraph-count="33" meta:word-count="441" meta:character-count="2547"/>
    <meta:user-defined meta:name="Info 1"/>
    <meta:user-defined meta:name="Info 2"/>
    <meta:user-defined meta:name="Info 3"/>
    <meta:user-defined meta:name="Info 4"/>
  </office:meta>
</office:document-meta>
</file>